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f9d21" officeooo:paragraph-rsid="000f9d21"/>
    </style:style>
    <style:style style:name="P2" style:family="paragraph" style:parent-style-name="Standard">
      <style:text-properties officeooo:rsid="0012b3da" officeooo:paragraph-rsid="0012b3da"/>
    </style:style>
    <style:style style:name="P3" style:family="paragraph" style:parent-style-name="Standard">
      <style:text-properties officeooo:rsid="0012b3da" officeooo:paragraph-rsid="0012b3da"/>
    </style:style>
    <style:style style:name="P4" style:family="paragraph" style:parent-style-name="Standard">
      <style:text-properties officeooo:rsid="00105ffe" officeooo:paragraph-rsid="00156e24"/>
    </style:style>
    <style:style style:name="P5" style:family="paragraph" style:parent-style-name="Standard">
      <style:text-properties officeooo:rsid="00113659" officeooo:paragraph-rsid="00156e24"/>
    </style:style>
    <style:style style:name="P6" style:family="paragraph" style:parent-style-name="Standard">
      <style:text-properties fo:font-style="italic" fo:font-weight="bold" officeooo:rsid="0012b3da" officeooo:paragraph-rsid="0012b3da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me</text:p>
      <text:p text:style-name="P1">研究分野の萌芽とYouTubeコンテンツ数との関係</text:p>
      <text:p text:style-name="P1">研究分野とは？</text:p>
      <text:p text:style-name="P1">研究分野の萌芽と、その度合い・基準は？</text:p>
      <text:p text:style-name="P1">YouTubeコンテンツは？</text:p>
      <text:p text:style-name="P1">コンテンツ数の伸び</text:p>
      <text:p text:style-name="P1">各コンテンツのビュー・コメント・シェアの伸び</text:p>
      <text:p text:style-name="P1"/>
      <text:p text:style-name="P1">disciplines</text:p>
      <text:p text:style-name="P1">platforms and acts</text:p>
      <text:p text:style-name="P1">platforms and users</text:p>
      <text:p text:style-name="P1">other factors</text:p>
      <text:p text:style-name="P1">necessity and sufficiency</text:p>
      <text:p text:style-name="P1"/>
      <text:p text:style-name="P2">(특정 분야의?논문의?)</text:p>
      <text:p text:style-name="P2"><text:span text:style-name="T1">인지도</text:span>와 <text:span text:style-name="T1">관련 유튜브 컨텐츠</text:span> (시간적, 양적, 언어/지역적, )관계</text:p>
      <text:p text:style-name="P2">인지도: SNS언급 수</text:p>
      <text:p text:style-name="P2"/>
      <text:p text:style-name="P2">연도별 토픽의 누적 트윗 수vs누적 컨텐츠수</text:p>
      <text:p text:style-name="P2"/>
      <text:p text:style-name="P6">200409</text:p>
      <text:p text:style-name="P4">배경</text:p>
      <text:p text:style-name="P4">altmetrics과 논문의 피인용수는 상관관계가 낮다.</text:p>
      <text:p text:style-name="P4">altmetrics는 논문의 문헌bookmark와 SNS언급으로 구성된다.</text:p>
      <text:p text:style-name="P4">플랫폼별SNS언급수에서 Twitter압도적.</text:p>
      <text:p text:style-name="P4"/>
      <text:p text:style-name="P4">altmetrics를 논문의 연구,학술적 평가 이외의 평가지표로 쓰일 수 있다. (혹은 쓰이는게 바람직하다)</text:p>
      <text:p text:style-name="P4"/>
      <text:p text:style-name="P4">트위터의 논문 트윗 수, 리트윗 수</text:p>
      <text:p text:style-name="P4">유튜브의 논문(?) 컨텐츠 수, 뷰, 공유 수</text:p>
      <text:p text:style-name="P4"/>
      <text:p text:style-name="P4">내 의견</text:p>
      <text:p text:style-name="P4">유튜브 컨텐츠는 트윗보다도 훨씬 시간이 필요하며 정성이 필요한 작업.</text:p>
      <text:p text:style-name="P4">→1.더 관심을 끌기 쉽다 2.시청자에 대한 전달력이 높다</text:p>
      <text:p text:style-name="P4">→</text:p>
      <text:p text:style-name="P4">→유튜브 컨텐츠 수/뷰 공유 수는 트위터 수보다 논문/분야의 피인용수와 관련이 있다<text:span text:style-name="T2">(?)</text:span></text:p>
      <text:p text:style-name="P4"/>
      <text:p text:style-name="P4">가설</text:p>
      <text:p text:style-name="P4">1.애당초 유튜브에서 논문 직접 언급 비율은 매우 적다.</text:p>
      <text:p text:style-name="P4">1.1 애당초 유튜브에서 논문 키워드 언급 비율은 매우 적다.</text:p>
      <text:p text:style-name="P4">2.</text:p>
      <text:p text:style-name="P4">3. 근래 논문일수록 <text:s/>직접언급/키워드 언급 비율이 높다.</text:p>
      <text:p text:style-name="P5">4. 일본 유튜버는 일본어 논문 키워드(일본어) 언급 비율이 외국 논문 키워드(영어) 언급 비율보다 높다.</text:p>
      <text:p text:style-name="P5">5. 분야에 따라 키워드 언급 비율에 유의차가 있다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27:19.463791035</meta:creation-date>
    <dc:date>2020-04-09T17:02:23.932826536</dc:date>
    <meta:editing-duration>PT1H16M3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523" meta:character-count="793" meta:non-whitespace-character-count="672"/>
  </office:meta>
</office:document-meta>
</file>